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digimap-for-uk-spatial-data"/>Digimap for UK spatial data<text:bookmark-end text:name="digimap-for-uk-spatial-data"/></text:h>
      <text:p text:style-name="First_20_paragraph">You can download all sorts of exciting data for the UK from Digimap.</text:p>
      <text:p text:style-name="Text_20_body">Go to <text:a xlink:type="simple" xlink:href="https://digimap.edina.ac.uk/" office:name=""><text:span text:style-name="Definition">Digimap</text:span></text:a></text:p>
      <text:h text:style-name="Heading_20_2" text:outline-level="2"><text:bookmark-start text:name="ordnance-survey-collection"/>Ordnance Survey collection<text:bookmark-end text:name="ordnance-survey-collection"/></text:h>
      <text:p text:style-name="First_20_paragraph">And some text here</text:p>
      <text:h text:style-name="Heading_20_3" text:outline-level="3"><text:bookmark-start text:name="os-roam"/>OS Roam<text:bookmark-end text:name="os-roam"/></text:h>
      <text:p text:style-name="First_20_paragraph">More text…</text:p>
      <text:h text:style-name="Heading_20_3" text:outline-level="3"><text:bookmark-start text:name="os-download"/>OS Download<text:bookmark-end text:name="os-download"/></text:h>
      <text:p text:style-name="First_20_paragraph">And yet more text</text:p>
      <text:h text:style-name="Heading_20_2" text:outline-level="2"><text:bookmark-start text:name="british-geological-survey-collection"/>British Geological Survey collection<text:bookmark-end text:name="british-geological-survey-collection"/></text:h>
      <text:list text:style-name="L1">
        <text:list-item>
          <text:p text:style-name="P1">you can roam again</text:p>
        </text:list-item>
        <text:list-item>
          <text:p text:style-name="P1">and you can download ag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